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212cm" fo:margin-bottom="0cm" loext:contextual-spacing="false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Arial" officeooo:paragraph-rsid="003a5739" fo:hyphenate="false" fo:hyphenation-remain-char-count="2" fo:hyphenation-push-char-count="2"/>
    </style:style>
    <style:style style:name="P2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Arial" fo:language="pt" fo:country="BR" officeooo:paragraph-rsid="002ff1bd" fo:hyphenate="false" fo:hyphenation-remain-char-count="2" fo:hyphenation-push-char-count="2"/>
    </style:style>
    <style:style style:name="P3" style:family="paragraph" style:parent-style-name="Standard">
      <style:paragraph-properties fo:margin-top="0.212cm" fo:margin-bottom="0cm" loext:contextual-spacing="false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Arial" fo:font-size="12pt" fo:language="pt" fo:country="BR" fo:font-style="normal" fo:font-weight="normal" officeooo:rsid="004072b2" officeooo:paragraph-rsid="004072b2" style:letter-kerning="false" style:font-size-asian="12pt" style:font-style-asian="normal" style:font-weight-asian="normal" fo:hyphenate="false" fo:hyphenation-remain-char-count="2" fo:hyphenation-push-char-count="2"/>
    </style:style>
    <style:style style:name="P4" style:family="paragraph" style:parent-style-name="Standard">
      <style:paragraph-properties fo:margin-top="0.212cm" fo:margin-bottom="0cm" loext:contextual-spacing="false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Arial" fo:font-size="12pt" fo:language="pt" fo:country="BR" fo:font-style="normal" fo:font-weight="normal" officeooo:rsid="003e4670" officeooo:paragraph-rsid="003e99bf" style:letter-kerning="false" style:font-size-asian="12pt" style:font-style-asian="normal" style:font-weight-asian="normal" fo:hyphenate="false" fo:hyphenation-remain-char-count="2" fo:hyphenation-push-char-count="2"/>
    </style:style>
    <style:style style:name="P5" style:family="paragraph" style:parent-style-name="Standard">
      <style:paragraph-properties fo:margin-top="0.212cm" fo:margin-bottom="0cm" loext:contextual-spacing="false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Arial" fo:font-size="12pt" fo:language="pt" fo:country="BR" fo:font-style="normal" fo:font-weight="normal" officeooo:rsid="002ff1bd" officeooo:paragraph-rsid="002ff1bd" style:letter-kerning="false" style:font-size-asian="12pt" style:font-style-asian="normal" style:font-weight-asian="normal" fo:hyphenate="false" fo:hyphenation-remain-char-count="2" fo:hyphenation-push-char-count="2"/>
    </style:style>
    <style:style style:name="P6" style:family="paragraph" style:parent-style-name="Standard">
      <style:paragraph-properties fo:margin-top="0.212cm" fo:margin-bottom="0cm" loext:contextual-spacing="false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Arial" fo:font-size="12pt" fo:language="pt" fo:country="BR" fo:font-style="normal" fo:font-weight="normal" officeooo:paragraph-rsid="0032c5d0" style:letter-kerning="false" style:font-size-asian="12pt" style:font-style-asian="normal" style:font-weight-asian="normal" fo:hyphenate="false" fo:hyphenation-remain-char-count="2" fo:hyphenation-push-char-count="2"/>
    </style:style>
    <style:style style:name="P7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Arial" fo:font-size="12pt" fo:language="pt" fo:country="BR" fo:font-style="normal" fo:font-weight="normal" officeooo:rsid="004b2be1" officeooo:paragraph-rsid="004b2be1" style:letter-kerning="false" style:font-size-asian="12pt" style:font-style-asian="normal" style:font-weight-asian="normal" fo:hyphenate="false" fo:hyphenation-remain-char-count="2" fo:hyphenation-push-char-count="2"/>
    </style:style>
    <style:style style:name="P8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Arial" fo:font-size="12pt" fo:language="pt" fo:country="BR" fo:font-style="normal" fo:font-weight="normal" officeooo:paragraph-rsid="004b2be1" style:letter-kerning="false" style:font-size-asian="12pt" style:font-style-asian="normal" style:font-weight-asian="normal" fo:hyphenate="false" fo:hyphenation-remain-char-count="2" fo:hyphenation-push-char-count="2"/>
    </style:style>
    <style:style style:name="P9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Arial" fo:font-size="12pt" fo:language="pt" fo:country="BR" fo:font-style="normal" fo:font-weight="normal" officeooo:paragraph-rsid="001666a2" style:letter-kerning="false" style:font-size-asian="12pt" style:font-style-asian="normal" style:font-weight-asian="normal" fo:hyphenate="false" fo:hyphenation-remain-char-count="2" fo:hyphenation-push-char-count="2"/>
    </style:style>
    <style:style style:name="P10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Arial" fo:font-size="12pt" fo:language="pt" fo:country="BR" fo:font-style="normal" style:text-underline-style="solid" style:text-underline-width="auto" style:text-underline-color="font-color" fo:font-weight="bold" officeooo:rsid="004b2be1" officeooo:paragraph-rsid="004b2be1" style:letter-kerning="false" style:font-size-asian="12pt" style:font-style-asian="normal" style:font-weight-asian="bold" style:font-weight-complex="bold" fo:hyphenate="false" fo:hyphenation-remain-char-count="2" fo:hyphenation-push-char-count="2"/>
    </style:style>
    <style:style style:name="P11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Arial" fo:font-size="12pt" fo:language="pt" fo:country="BR" fo:font-style="normal" style:text-underline-style="solid" style:text-underline-width="auto" style:text-underline-color="font-color" fo:font-weight="bold" officeooo:rsid="00348a5b" officeooo:paragraph-rsid="00348a5b" style:letter-kerning="false" style:font-size-asian="12pt" style:font-style-asian="normal" style:font-weight-asian="bold" style:font-weight-complex="bold" fo:hyphenate="false" fo:hyphenation-remain-char-count="2" fo:hyphenation-push-char-count="2"/>
    </style:style>
    <style:style style:name="P12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Arial" fo:font-size="12pt" fo:language="pt" fo:country="BR" fo:font-style="normal" style:text-underline-style="solid" style:text-underline-width="auto" style:text-underline-color="font-color" fo:font-weight="normal" officeooo:paragraph-rsid="004d8d22" style:letter-kerning="false" style:font-size-asian="12pt" style:font-style-asian="normal" style:font-weight-asian="normal" fo:hyphenate="false" fo:hyphenation-remain-char-count="2" fo:hyphenation-push-char-count="2"/>
    </style:style>
    <style:style style:name="P13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Arial" fo:font-size="12pt" fo:language="pt" fo:country="BR" fo:font-style="normal" style:text-underline-style="solid" style:text-underline-width="auto" style:text-underline-color="font-color" fo:font-weight="normal" officeooo:paragraph-rsid="004e5cab" style:letter-kerning="false" style:font-size-asian="12pt" style:font-style-asian="normal" style:font-weight-asian="normal" fo:hyphenate="false" fo:hyphenation-remain-char-count="2" fo:hyphenation-push-char-count="2"/>
    </style:style>
    <style:style style:name="P14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Arial" fo:font-size="12pt" fo:language="pt" fo:country="BR" fo:font-style="normal" style:text-underline-style="solid" style:text-underline-width="auto" style:text-underline-color="font-color" fo:font-weight="normal" officeooo:paragraph-rsid="004fd0dc" style:letter-kerning="false" style:font-size-asian="12pt" style:font-style-asian="normal" style:font-weight-asian="normal" fo:hyphenate="false" fo:hyphenation-remain-char-count="2" fo:hyphenation-push-char-count="2"/>
    </style:style>
    <style:style style:name="P15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Arial" fo:font-size="12pt" fo:language="pt" fo:country="BR" fo:font-style="normal" style:text-underline-style="none" fo:font-weight="normal" officeooo:paragraph-rsid="004e5cab" style:letter-kerning="false" style:font-size-asian="12pt" style:font-style-asian="normal" style:font-weight-asian="normal" fo:hyphenate="false" fo:hyphenation-remain-char-count="2" fo:hyphenation-push-char-count="2"/>
    </style:style>
    <style:style style:name="P16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Arial" fo:font-size="12pt" fo:language="pt" fo:country="BR" fo:font-style="normal" style:text-underline-style="none" fo:font-weight="normal" officeooo:paragraph-rsid="004fd0dc" style:letter-kerning="false" style:font-size-asian="12pt" style:font-style-asian="normal" style:font-weight-asian="normal" fo:hyphenate="false" fo:hyphenation-remain-char-count="2" fo:hyphenation-push-char-count="2"/>
    </style:style>
    <style:style style:name="P17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Arial" fo:font-size="12pt" fo:language="pt" fo:country="BR" fo:font-style="normal" style:text-underline-style="none" fo:font-weight="normal" officeooo:paragraph-rsid="0050dd3b" style:letter-kerning="false" style:font-size-asian="12pt" style:font-style-asian="normal" style:font-weight-asian="normal" fo:hyphenate="false" fo:hyphenation-remain-char-count="2" fo:hyphenation-push-char-count="2"/>
    </style:style>
    <style:style style:name="P18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Arial" fo:font-size="12pt" fo:language="pt" fo:country="BR" fo:font-style="normal" style:text-underline-style="none" fo:font-weight="normal" officeooo:rsid="00348a5b" officeooo:paragraph-rsid="00348a5b" style:letter-kerning="false" style:font-size-asian="12pt" style:font-style-asian="normal" style:font-weight-asian="normal" fo:hyphenate="false" fo:hyphenation-remain-char-count="2" fo:hyphenation-push-char-count="2"/>
    </style:style>
    <style:style style:name="P19" style:family="paragraph" style:parent-style-name="Standard">
      <style:paragraph-properties fo:margin-left="0.801cm" fo:margin-right="0.801cm" fo:margin-top="0.212cm" fo:margin-bottom="0.212cm" loext:contextual-spacing="false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Arial"/>
    </style:style>
    <style:style style:name="P20" style:family="paragraph" style:parent-style-name="Standard">
      <style:paragraph-properties fo:margin-top="0.423cm" fo:margin-bottom="0cm" loext:contextual-spacing="false" fo:text-align="center" style:justify-single-word="false" fo:orphans="2" fo:widows="2">
        <style:tab-stops>
          <style:tab-stop style:position="1.27cm"/>
        </style:tab-stops>
      </style:paragraph-properties>
      <style:text-properties style:font-name="Arial" fo:font-size="12pt" fo:language="pt" fo:country="BR" fo:font-weight="bold" style:font-size-asian="12pt" style:font-weight-asian="bold"/>
    </style:style>
    <style:style style:name="P21" style:family="paragraph" style:parent-style-name="Standard">
      <style:paragraph-properties fo:margin-top="0.423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Arial" fo:font-size="12pt" fo:language="pt" fo:country="BR" fo:font-style="normal" fo:font-weight="normal" officeooo:paragraph-rsid="004998e9" style:letter-kerning="false" style:font-size-asian="12pt" style:font-style-asian="normal" style:font-weight-asian="normal" fo:hyphenate="false" fo:hyphenation-remain-char-count="2" fo:hyphenation-push-char-count="2"/>
    </style:style>
    <style:style style:name="P22" style:family="paragraph" style:parent-style-name="Standard">
      <style:paragraph-properties fo:margin-top="0.423cm" fo:margin-bottom="0cm" loext:contextual-spacing="false" fo:line-height="100%" fo:orphans="2" fo:widows="2" fo:keep-with-next="always">
        <style:tab-stops>
          <style:tab-stop style:position="1.27cm"/>
        </style:tab-stops>
      </style:paragraph-properties>
      <style:text-properties style:font-name="Arial" fo:language="pt" fo:country="BR"/>
    </style:style>
    <style:style style:name="P23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Arial" fo:font-size="12pt" fo:language="pt" fo:country="BR" fo:font-weight="normal" style:font-size-asian="12pt" style:font-weight-asian="normal"/>
    </style:style>
    <style:style style:name="P24" style:family="paragraph" style:parent-style-name="Standard">
      <style:paragraph-properties fo:margin-top="0cm" fo:margin-bottom="0.353cm" loext:contextual-spacing="false" fo:line-height="115%" fo:text-align="justify" style:justify-single-word="false"/>
      <style:text-properties style:font-name="Arial" fo:font-size="12pt" fo:language="pt" fo:country="BR" fo:font-style="normal" style:text-underline-style="none" fo:font-weight="normal" style:letter-kerning="false" style:font-size-asian="12pt" style:font-style-asian="normal" style:font-weight-asian="normal"/>
    </style:style>
    <style:style style:name="P25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style:font-name="Arial" fo:language="pt" fo:country="BR" officeooo:rsid="00526d01" officeooo:paragraph-rsid="00526d01"/>
    </style:style>
    <style:style style:name="P26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style:font-name="Arial" fo:language="pt" fo:country="BR" officeooo:rsid="0053d945" officeooo:paragraph-rsid="0053d945"/>
    </style:style>
    <style:style style:name="P27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style:font-name="Arial" fo:language="pt" fo:country="BR"/>
    </style:style>
    <style:style style:name="P28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style:font-name="Arial" fo:language="pt" fo:country="BR" officeooo:paragraph-rsid="0053d945"/>
    </style:style>
    <style:style style:name="P29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style:font-name="Arial" fo:language="pt" fo:country="BR" officeooo:paragraph-rsid="0055debb"/>
    </style:style>
    <style:style style:name="P30" style:family="paragraph" style:parent-style-name="Standard" style:master-page-name="Standard">
      <style:paragraph-properties fo:margin-left="0cm" fo:margin-right="0cm" fo:margin-top="0.423cm" fo:margin-bottom="0cm" loext:contextual-spacing="false" fo:text-align="center" style:justify-single-word="false" fo:orphans="2" fo:widows="2" fo:text-indent="0.7cm" style:auto-text-indent="false" style:page-number="auto">
        <style:tab-stops>
          <style:tab-stop style:position="1.27cm"/>
        </style:tab-stops>
      </style:paragraph-properties>
      <style:text-properties style:font-name="Arial"/>
    </style:style>
    <style:style style:name="P31" style:family="paragraph" style:parent-style-name="Standard">
      <style:paragraph-properties fo:text-align="justify" style:justify-single-word="false"/>
      <style:text-properties style:font-name="Arial" officeooo:rsid="0042086b" officeooo:paragraph-rsid="0047a821"/>
    </style:style>
    <style:style style:name="P32" style:family="paragraph" style:parent-style-name="Standard">
      <style:paragraph-properties fo:text-align="justify" style:justify-single-word="false"/>
      <style:text-properties style:font-name="Arial" officeooo:rsid="0043f6a1" officeooo:paragraph-rsid="0043f6a1"/>
    </style:style>
    <style:style style:name="P33" style:family="paragraph" style:parent-style-name="Standard">
      <style:paragraph-properties fo:text-align="justify" style:justify-single-word="false"/>
      <style:text-properties style:font-name="Arial" officeooo:rsid="0043f6a1" officeooo:paragraph-rsid="0047a821"/>
    </style:style>
    <style:style style:name="P34" style:family="paragraph" style:parent-style-name="Standard">
      <style:paragraph-properties fo:text-align="justify" style:justify-single-word="false"/>
      <style:text-properties style:font-name="Arial" officeooo:rsid="0047a821" officeooo:paragraph-rsid="0047a821"/>
    </style:style>
    <style:style style:name="P35" style:family="paragraph" style:parent-style-name="Standard">
      <style:paragraph-properties fo:text-align="justify" style:justify-single-word="false"/>
      <style:text-properties style:font-name="Arial" officeooo:paragraph-rsid="0047a821"/>
    </style:style>
    <style:style style:name="P36" style:family="paragraph" style:parent-style-name="Standard">
      <style:paragraph-properties fo:text-align="justify" style:justify-single-word="false"/>
      <style:text-properties style:font-name="Arial" officeooo:paragraph-rsid="0042e6d1"/>
    </style:style>
    <style:style style:name="P37" style:family="paragraph" style:parent-style-name="Standard">
      <style:paragraph-properties fo:text-align="justify" style:justify-single-word="false"/>
      <style:text-properties style:font-name="Arial" officeooo:paragraph-rsid="0045b7a4"/>
    </style:style>
    <style:style style:name="P38" style:family="paragraph" style:parent-style-name="Standard">
      <style:paragraph-properties fo:text-align="justify" style:justify-single-word="false"/>
      <style:text-properties style:font-name="Arial" officeooo:rsid="0045b7a4" officeooo:paragraph-rsid="0045b7a4"/>
    </style:style>
    <style:style style:name="P39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Arial" fo:font-size="12pt" fo:language="pt" fo:country="BR" fo:font-style="normal" style:text-underline-style="solid" style:text-underline-width="auto" style:text-underline-color="font-color" fo:font-weight="bold" officeooo:rsid="004b2be1" officeooo:paragraph-rsid="001666a2" style:letter-kerning="false" style:font-size-asian="12pt" style:font-style-asian="normal" style:font-weight-asian="bold" style:font-weight-complex="bold" fo:hyphenate="false" fo:hyphenation-remain-char-count="2" fo:hyphenation-push-char-count="2"/>
    </style:style>
    <style:style style:name="P40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Arial" fo:font-size="12pt" fo:language="pt" fo:country="BR" fo:font-style="normal" style:text-underline-style="solid" style:text-underline-width="auto" style:text-underline-color="font-color" fo:font-weight="bold" officeooo:rsid="004fd0dc" officeooo:paragraph-rsid="004e5cab" style:letter-kerning="false" style:font-size-asian="12pt" style:font-style-asian="normal" style:font-weight-asian="bold" style:font-weight-complex="bold" fo:hyphenate="false" fo:hyphenation-remain-char-count="2" fo:hyphenation-push-char-count="2"/>
    </style:style>
    <style:style style:name="P41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Arial" fo:font-size="12pt" fo:language="pt" fo:country="BR" fo:font-style="normal" style:text-underline-style="solid" style:text-underline-width="auto" style:text-underline-color="font-color" fo:font-weight="bold" officeooo:rsid="00526d01" officeooo:paragraph-rsid="0050dd3b" style:letter-kerning="false" style:font-size-asian="12pt" style:font-style-asian="normal" style:font-weight-asian="bold" style:font-weight-complex="bold" fo:hyphenate="false" fo:hyphenation-remain-char-count="2" fo:hyphenation-push-char-count="2"/>
    </style:style>
    <style:style style:name="P42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Arial" fo:font-size="12pt" fo:language="pt" fo:country="BR" fo:font-style="normal" style:text-underline-style="none" fo:font-weight="normal" officeooo:rsid="004d8d22" officeooo:paragraph-rsid="004d8d22" style:letter-kerning="false" style:font-size-asian="12pt" style:font-style-asian="normal" style:font-weight-asian="normal" fo:hyphenate="false" fo:hyphenation-remain-char-count="2" fo:hyphenation-push-char-count="2"/>
    </style:style>
    <style:style style:name="P43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Arial" fo:font-size="12pt" fo:language="pt" fo:country="BR" fo:font-style="normal" style:text-underline-style="none" fo:font-weight="normal" officeooo:rsid="004e5cab" officeooo:paragraph-rsid="004e5cab" style:letter-kerning="false" style:font-size-asian="12pt" style:font-style-asian="normal" style:font-weight-asian="normal" fo:hyphenate="false" fo:hyphenation-remain-char-count="2" fo:hyphenation-push-char-count="2"/>
    </style:style>
    <style:style style:name="P44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Arial" fo:font-size="12pt" fo:language="pt" fo:country="BR" fo:font-style="normal" style:text-underline-style="none" fo:font-weight="normal" officeooo:rsid="004fd0dc" officeooo:paragraph-rsid="004fd0dc" style:letter-kerning="false" style:font-size-asian="12pt" style:font-style-asian="normal" style:font-weight-asian="normal" fo:hyphenate="false" fo:hyphenation-remain-char-count="2" fo:hyphenation-push-char-count="2"/>
    </style:style>
    <style:style style:name="P45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Arial" fo:font-size="12pt" fo:language="pt" fo:country="BR" fo:font-style="normal" style:text-underline-style="none" fo:font-weight="normal" officeooo:rsid="0050dd3b" officeooo:paragraph-rsid="004fd0dc" style:letter-kerning="false" style:font-size-asian="12pt" style:font-style-asian="normal" style:font-weight-asian="normal" fo:hyphenate="false" fo:hyphenation-remain-char-count="2" fo:hyphenation-push-char-count="2"/>
    </style:style>
    <style:style style:name="P46" style:family="paragraph" style:parent-style-name="Standard">
      <style:paragraph-properties fo:margin-top="0.423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Arial" fo:font-size="13pt" fo:language="pt" fo:country="BR" fo:font-style="normal" fo:font-weight="bold" officeooo:rsid="004998e9" officeooo:paragraph-rsid="004998e9" style:letter-kerning="true" style:font-size-asian="13pt" style:font-style-asian="normal" style:font-weight-asian="bold" fo:hyphenate="false" fo:hyphenation-remain-char-count="2" fo:hyphenation-push-char-count="2"/>
    </style:style>
    <style:style style:name="P47" style:family="paragraph" style:parent-style-name="Standard">
      <style:paragraph-properties fo:margin-top="0.423cm" fo:margin-bottom="0cm" loext:contextual-spacing="false" fo:line-height="100%" fo:text-align="justify" style:justify-single-word="false" fo:orphans="2" fo:widows="2">
        <style:tab-stops>
          <style:tab-stop style:position="1.27cm"/>
        </style:tab-stops>
      </style:paragraph-properties>
      <style:text-properties style:font-name="Arial" fo:language="pt" fo:country="BR" officeooo:paragraph-rsid="00169865"/>
    </style:style>
    <style:style style:name="P48" style:family="paragraph" style:parent-style-name="Standard">
      <style:paragraph-properties fo:margin-top="0.423cm" fo:margin-bottom="0cm" loext:contextual-spacing="false" fo:line-height="100%" fo:text-align="justify" style:justify-single-word="false" fo:orphans="2" fo:widows="2" fo:keep-with-next="always">
        <style:tab-stops>
          <style:tab-stop style:position="1.27cm"/>
        </style:tab-stops>
      </style:paragraph-properties>
      <style:text-properties style:font-name="Arial" fo:language="pt" fo:country="BR" officeooo:paragraph-rsid="002ff1bd"/>
    </style:style>
    <style:style style:name="P49" style:family="paragraph" style:parent-style-name="Standard">
      <style:paragraph-properties fo:margin-top="0.423cm" fo:margin-bottom="0cm" loext:contextual-spacing="false" fo:line-height="100%" fo:text-align="justify" style:justify-single-word="false" fo:orphans="2" fo:widows="2" fo:keep-with-next="always">
        <style:tab-stops>
          <style:tab-stop style:position="1.27cm"/>
        </style:tab-stops>
      </style:paragraph-properties>
      <style:text-properties style:font-name="Arial" fo:language="pt" fo:country="BR" officeooo:paragraph-rsid="000a0965"/>
    </style:style>
    <style:style style:name="P50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style:font-name="Arial" fo:font-size="13pt" fo:language="pt" fo:country="BR" fo:font-style="normal" style:text-underline-style="none" fo:font-weight="bold" officeooo:paragraph-rsid="0055debb" style:letter-kerning="true" style:font-size-asian="13pt" style:font-style-asian="normal" style:font-weight-asian="bold"/>
    </style:style>
    <style:style style:name="T1" style:family="text">
      <style:text-properties officeooo:rsid="00158599"/>
    </style:style>
    <style:style style:name="T2" style:family="text">
      <style:text-properties officeooo:rsid="001666a2"/>
    </style:style>
    <style:style style:name="T3" style:family="text">
      <style:text-properties style:text-underline-style="solid" style:text-underline-width="auto" style:text-underline-color="font-color" fo:font-weight="bold" officeooo:rsid="00526d01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4b2be1"/>
    </style:style>
    <style:style style:name="T5" style:family="text">
      <style:text-properties style:text-underline-style="solid" style:text-underline-width="auto" style:text-underline-color="font-color" officeooo:rsid="0050dd3b"/>
    </style:style>
    <style:style style:name="T6" style:family="text">
      <style:text-properties style:text-underline-style="solid" style:text-underline-width="auto" style:text-underline-color="font-color" officeooo:rsid="00526d01"/>
    </style:style>
    <style:style style:name="T7" style:family="text">
      <style:text-properties officeooo:rsid="003e99bf"/>
    </style:style>
    <style:style style:name="T8" style:family="text">
      <style:text-properties style:text-underline-style="none" officeooo:rsid="004b2be1"/>
    </style:style>
    <style:style style:name="T9" style:family="text">
      <style:text-properties style:text-underline-style="none" officeooo:rsid="004d8d22"/>
    </style:style>
    <style:style style:name="T10" style:family="text">
      <style:text-properties style:text-underline-style="none" officeooo:rsid="004e5cab"/>
    </style:style>
    <style:style style:name="T11" style:family="text">
      <style:text-properties style:text-underline-style="none" officeooo:rsid="004fd0dc"/>
    </style:style>
    <style:style style:name="T12" style:family="text">
      <style:text-properties style:text-underline-style="none" officeooo:rsid="0050dd3b"/>
    </style:style>
    <style:style style:name="T13" style:family="text">
      <style:text-properties officeooo:rsid="0042086b"/>
    </style:style>
    <style:style style:name="T14" style:family="text">
      <style:text-properties officeooo:rsid="0047a821"/>
    </style:style>
    <style:style style:name="T15" style:family="text">
      <style:text-properties fo:font-size="13pt" fo:font-weight="bold" style:letter-kerning="true" style:font-size-asian="13pt" style:font-weight-asian="bold"/>
    </style:style>
    <style:style style:name="T16" style:family="text">
      <style:text-properties fo:font-size="13pt" fo:font-weight="bold" officeooo:rsid="004998e9" style:letter-kerning="true" style:font-size-asian="13pt" style:font-weight-asian="bold"/>
    </style:style>
    <style:style style:name="T17" style:family="text">
      <style:text-properties fo:font-size="13pt" fo:font-style="normal" fo:font-weight="bold" style:letter-kerning="true" style:font-size-asian="13pt" style:font-style-asian="normal" style:font-weight-asian="bold"/>
    </style:style>
    <style:style style:name="T18" style:family="text">
      <style:text-properties fo:font-size="13pt" fo:font-style="normal" fo:font-weight="bold" officeooo:rsid="004998e9" style:letter-kerning="true" style:font-size-asian="13pt" style:font-style-asian="normal" style:font-weight-asian="bold"/>
    </style:style>
    <style:style style:name="T19" style:family="text">
      <style:text-properties officeooo:rsid="004b2be1"/>
    </style:style>
    <style:style style:name="T20" style:family="text">
      <style:text-properties officeooo:rsid="004ce932"/>
    </style:style>
    <style:style style:name="T21" style:family="text">
      <style:text-properties officeooo:rsid="004d8d22"/>
    </style:style>
    <style:style style:name="T22" style:family="text">
      <style:text-properties officeooo:rsid="004e5cab"/>
    </style:style>
    <style:style style:name="T23" style:family="text">
      <style:text-properties officeooo:rsid="0050dd3b"/>
    </style:style>
    <style:style style:name="T24" style:family="text">
      <style:text-properties officeooo:rsid="00526d01"/>
    </style:style>
    <style:style style:name="T25" style:family="text">
      <style:text-properties fo:font-size="16pt" fo:language="pt" fo:country="BR" fo:font-weight="bold" style:font-size-asian="16pt" style:font-weight-asian="bold"/>
    </style:style>
    <style:style style:name="T26" style:family="text">
      <style:text-properties fo:font-size="16pt" fo:language="pt" fo:country="BR" fo:font-weight="bold" officeooo:rsid="0037b11f" style:font-size-asian="16pt" style:font-weight-asian="bold"/>
    </style:style>
    <style:style style:name="T27" style:family="text">
      <style:text-properties fo:font-size="12pt" fo:language="pt" fo:country="BR" fo:font-style="italic" fo:font-weight="bold" style:font-size-asian="12pt" style:font-style-asian="italic" style:font-weight-asian="bold"/>
    </style:style>
    <style:style style:name="T28" style:family="text">
      <style:text-properties fo:font-size="12pt" fo:language="pt" fo:country="BR" fo:font-style="italic" fo:font-weight="normal" style:font-size-asian="12pt" style:font-style-asian="italic" style:font-weight-asian="normal"/>
    </style:style>
    <style:style style:name="T29" style:family="text">
      <style:text-properties fo:font-size="12pt" fo:language="pt" fo:country="BR" fo:font-style="italic" fo:font-weight="normal" officeooo:rsid="0038a9b9" style:font-size-asian="12pt" style:font-style-asian="italic" style:font-weight-asian="normal"/>
    </style:style>
    <style:style style:name="T30" style:family="text">
      <style:text-properties fo:font-size="12pt" fo:language="pt" fo:country="BR" fo:font-style="italic" fo:font-weight="normal" officeooo:rsid="003a5739" style:font-size-asian="12pt" style:font-style-asian="italic" style:font-weight-asian="normal"/>
    </style:style>
    <style:style style:name="T31" style:family="text">
      <style:text-properties fo:font-size="12pt" fo:language="pt" fo:country="BR" fo:font-style="normal" fo:font-weight="normal" officeooo:rsid="002ff1bd" style:letter-kerning="false" style:font-size-asian="12pt" style:font-style-asian="normal" style:font-weight-asian="normal"/>
    </style:style>
    <style:style style:name="T32" style:family="text">
      <style:text-properties fo:font-size="12pt" fo:language="pt" fo:country="BR" fo:font-style="normal" fo:font-weight="normal" officeooo:rsid="003a5739" style:letter-kerning="false" style:font-size-asian="12pt" style:font-style-asian="normal" style:font-weight-asian="normal"/>
    </style:style>
    <style:style style:name="T33" style:family="text">
      <style:text-properties fo:font-size="12pt" fo:language="pt" fo:country="BR" fo:font-style="normal" fo:font-weight="normal" officeooo:rsid="003b5a94" style:letter-kerning="false" style:font-size-asian="12pt" style:font-style-asian="normal" style:font-weight-asian="normal"/>
    </style:style>
    <style:style style:name="T34" style:family="text">
      <style:text-properties fo:font-size="12pt" fo:language="pt" fo:country="BR" fo:font-style="normal" fo:font-weight="normal" officeooo:rsid="003adf3b" style:letter-kerning="false" style:font-size-asian="12pt" style:font-style-asian="normal" style:font-weight-asian="normal"/>
    </style:style>
    <style:style style:name="T35" style:family="text">
      <style:text-properties fo:font-size="12pt" fo:language="pt" fo:country="BR" fo:font-style="normal" fo:font-weight="normal" officeooo:rsid="003d4d09" style:letter-kerning="false" style:font-size-asian="12pt" style:font-style-asian="normal" style:font-weight-asian="normal"/>
    </style:style>
    <style:style style:name="T36" style:family="text">
      <style:text-properties fo:font-size="12pt" fo:language="pt" fo:country="BR" fo:font-style="normal" fo:font-weight="normal" officeooo:rsid="003e4670" style:letter-kerning="false" style:font-size-asian="12pt" style:font-style-asian="normal" style:font-weight-asian="normal"/>
    </style:style>
    <style:style style:name="T37" style:family="text">
      <style:text-properties fo:font-size="12pt" fo:font-style="normal" fo:font-weight="normal" style:font-size-asian="12pt" style:font-style-asian="normal" style:font-weight-asian="normal"/>
    </style:style>
    <style:style style:name="T38" style:family="text">
      <style:text-properties fo:font-size="12pt" fo:font-style="normal" fo:font-weight="normal" style:letter-kerning="false" style:font-size-asian="12pt" style:font-style-asian="normal" style:font-weight-asian="normal"/>
    </style:style>
    <style:style style:name="T39" style:family="text">
      <style:text-properties fo:font-size="12pt" fo:font-style="normal" fo:font-weight="normal" officeooo:rsid="002098ea" style:letter-kerning="false" style:font-size-asian="12pt" style:font-style-asian="normal" style:font-weight-asian="normal"/>
    </style:style>
    <style:style style:name="T40" style:family="text">
      <style:text-properties fo:font-size="12pt" fo:font-style="normal" fo:font-weight="normal" officeooo:rsid="000432d5" style:letter-kerning="false" style:font-size-asian="12pt" style:font-style-asian="normal" style:font-weight-asian="normal"/>
    </style:style>
    <style:style style:name="T41" style:family="text">
      <style:text-properties fo:font-size="12pt" fo:font-style="normal" fo:font-weight="normal" officeooo:rsid="000a0965" style:letter-kerning="false" style:font-size-asian="12pt" style:font-style-asian="normal" style:font-weight-asian="normal"/>
    </style:style>
    <style:style style:name="T42" style:family="text">
      <style:text-properties fo:font-size="12pt" fo:font-style="normal" fo:font-weight="normal" officeooo:rsid="003e4670" style:letter-kerning="false" style:font-size-asian="12pt" style:font-style-asian="normal" style:font-weight-asian="normal"/>
    </style:style>
    <style:style style:name="T43" style:family="text">
      <style:text-properties fo:font-size="12pt" fo:font-style="normal" fo:font-weight="normal" officeooo:rsid="0045b7a4" style:letter-kerning="false" style:font-size-asian="12pt" style:font-style-asian="normal" style:font-weight-asian="normal"/>
    </style:style>
    <style:style style:name="T44" style:family="text">
      <style:text-properties fo:font-size="12pt" fo:font-style="normal" fo:font-weight="normal" officeooo:rsid="002ff1bd" style:letter-kerning="false" style:font-size-asian="12pt" style:font-style-asian="normal" style:font-weight-asian="normal"/>
    </style:style>
    <style:style style:name="T45" style:family="text">
      <style:text-properties fo:font-size="12pt" fo:font-style="normal" fo:font-weight="normal" officeooo:rsid="003e99bf" style:letter-kerning="false" style:font-size-asian="12pt" style:font-style-asian="normal" style:font-weight-asian="normal"/>
    </style:style>
    <style:style style:name="T46" style:family="text">
      <style:text-properties fo:font-size="12pt" fo:font-style="normal" fo:font-weight="normal" officeooo:rsid="0053d945" style:letter-kerning="false" style:font-size-asian="12pt" style:font-style-asian="normal" style:font-weight-asian="normal"/>
    </style:style>
    <style:style style:name="T47" style:family="text">
      <style:text-properties fo:font-size="12pt" fo:font-style="normal" fo:font-weight="normal" officeooo:rsid="00548af7" style:letter-kerning="false" style:font-size-asian="12pt" style:font-style-asian="normal" style:font-weight-asian="normal"/>
    </style:style>
    <style:style style:name="T48" style:family="text">
      <style:text-properties fo:font-size="12pt" fo:font-style="normal" style:text-underline-style="none" fo:font-weight="normal" style:letter-kerning="false" style:font-size-asian="12pt" style:font-style-asian="normal" style:font-weight-asian="normal"/>
    </style:style>
    <style:style style:name="T49" style:family="text">
      <style:text-properties fo:font-size="12pt" fo:font-style="normal" style:text-underline-style="none" fo:font-weight="normal" officeooo:rsid="001cf6dd" style:letter-kerning="false" style:font-size-asian="12pt" style:font-style-asian="normal" style:font-weight-asian="normal"/>
    </style:style>
    <style:style style:name="T50" style:family="text">
      <style:text-properties fo:font-size="12pt" fo:font-style="normal" style:text-underline-style="none" fo:font-weight="normal" officeooo:rsid="00348a5b" style:letter-kerning="false" style:font-size-asian="12pt" style:font-style-asian="normal" style:font-weight-asian="normal"/>
    </style:style>
    <style:style style:name="T51" style:family="text">
      <style:text-properties fo:font-size="11pt" fo:font-style="normal" style:text-underline-style="none" fo:font-weight="normal" style:letter-kerning="false" style:font-size-asian="11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0"><text:span text:style-name="T25">Trabalho Prático </text:span><text:span text:style-name="T26">1</text:span><text:span text:style-name="T25">: Jogo do Pulo </text:span></text:p>
      <text:p text:style-name="P20">Paulo Henrique Maciel Fraga <text:s/>2018054451</text:p>
      <text:p text:style-name="P23">Universidade Federal de Minas Gerais (UFMG)</text:p>
      <text:p text:style-name="P19"><text:span text:style-name="T27">Resumo. </text:span><text:span text:style-name="T28">Documentação do trabalho prático aplicado pela Professora Olga N. Goussevskaia para a turma de </text:span><text:span text:style-name="T29">Algoritmos 1</text:span><text:span text:style-name="T28"> 20</text:span><text:span text:style-name="T29">20</text:span><text:span text:style-name="T28">/2. </text:span><text:span text:style-name="T30">Utilizamos uma abordagem de busca em largura em grafos para abstrair o problema do jogo do pulo. </text:span></text:p>
      <text:p text:style-name="P22"><text:span text:style-name="T37"><text:tab/></text:span><text:span text:style-name="T17">1. Introdução</text:span></text:p>
      <text:p text:style-name="P1"><text:span text:style-name="T31">O objetivo do Jogo do Pulo </text:span><text:span text:style-name="T32">é</text:span><text:span text:style-name="T31">: dado um tabuleiro, jogadores e suas posi</text:span><text:span text:style-name="T32">çõ</text:span><text:span text:style-name="T31">es iniciais, atingir a </text:span><text:span text:style-name="T32">ú</text:span><text:span text:style-name="T31">ltima casa do tabuleiro (em u</text:span><text:span text:style-name="T32">m tabuleiro de tamanho NxM, essa seria a casa N-1xM-1). Cada posição do tabuleiro possui um inteiro positivo que informa quantas casas o jogador deve pular a partir dela. </text:span><text:span text:style-name="T33">Assim, </text:span><text:span text:style-name="T32">considera</text:span><text:span text:style-name="T33">ndo</text:span><text:span text:style-name="T32"> um tabuleiro bidimensional, os movimentos válidos são dados </text:span><text:span text:style-name="T33">por </text:span><text:span text:style-name="T32">+x, -x, +y ou -y, </text:span><text:span text:style-name="T34">a partir de uma posição do tabuleiro respeitando os limites do tabuleiro</text:span><text:span text:style-name="T32">. </text:span><text:span text:style-name="T34">O objetivo do trabalho </text:span><text:span text:style-name="T33">foi, dado as entradas acima determinar </text:span><text:span text:style-name="T35">qual foi o jogador vencedor, se houver um, e em qual jogada ele venceu. As jogadas, porém, </text:span><text:span text:style-name="T36">são</text:span><text:span text:style-name="T35"> intercaladas </text:span><text:span text:style-name="T36">e </text:span><text:span text:style-name="T35">definida</text:span><text:span text:style-name="T36">s</text:span><text:span text:style-name="T35"> pelo tamanho do pulo anterior. A regra </text:span><text:span text:style-name="T36">é</text:span><text:span text:style-name="T35"> que tem maior prioridade aquele que pulou a menor quantidade de casas na rodada anterior e, em caso de empate, tem prioridade o jogador que jogou antes na primeira rodada. </text:span><text:span text:style-name="T36">A primeira rodada, por sua vez, e definida pela ordem de entrada.</text:span></text:p>
      <text:p text:style-name="P48"><text:span text:style-name="T38"><text:tab/></text:span><text:span text:style-name="T17">2. Implementação</text:span></text:p>
      <text:p text:style-name="P2"><text:span text:style-name="T38">O compilador ut</text:span><text:span text:style-name="T39">iliza</text:span><text:span text:style-name="T38">do foi </text:span><text:span text:style-name="T40">g++ (Ubuntu 7.5.0-3ubuntu1~18.04) 7.5.0 </text:span><text:span text:style-name="T38">e a pasta src contém os </text:span><text:span text:style-name="T41">arquivos</text:span><text:span text:style-name="T38"> principais do programa, </text:span><text:span text:style-name="T42">enquanto a pasta experimental contém os códigos </text:span><text:span text:style-name="T43">utilizados</text:span><text:span text:style-name="T42"> para motivos </text:span><text:span text:style-name="T43">de análise</text:span><text:span text:style-name="T42">.</text:span><text:span text:style-name="T38"> </text:span><text:span text:style-name="T44">O funcionamento do algoritmo será explicado abaixo, assim como suas principais funções. </text:span><text:span text:style-name="T45">Além disso o código foi devidamente comentado.</text:span></text:p>
      <text:p text:style-name="P3">A abordagem <text:span text:style-name="T7">aplicada foi basicamente dividade em algumas tarefas principais: recebidas as entradas do problema, primeiramente manipulamos o tabuleiro recebido na entrada para gerar um grafo, dado o grafo descobrimos o caminho ótimo até o fim do tabuleiro para cada jogador, se houver, e, por fim, simulamos cada turno do jogo até descobrimos o vencedor. Descreveremos mais detalhadamente cada um desses passos nos próximos parágrafos.</text:span></text:p>
      <text:p text:style-name="P4"><text:span text:style-name="T7">Em primeiro lugar, a entrada é recebida assim como as especificações do trabalho: via nome do arquivo pela linha do terminal. Ex: “./tp1 testcases/EX1”. Recebidas as entradas, adaptamos para um grafo. Cada posição do tabuleiro representa um vértice, assim, <text:s/>geramos uma lista de adjacência para cada um desses vértices baseados nos movimentos válidos. Importante ressaltar que, assim como descrito na introdução, cada vértice possui entre 0 a 4 arrestas em </text:span><text:soft-page-break/><text:span text:style-name="T7">sua lista de adjacência. Assim, no final dessa etapa terremos uma lista de listas de adjacência que representam o tabuleiro e todos os seus movimentos válidos, uma observação importante é que usamos o struct edge para salvar as informações de cada lista. <text:s/></text:span></text:p>
      <text:p text:style-name="P4"/>
      <text:p text:style-name="P35">Assim, com o grafo e listas de adjacência em mãos usamos uma implementação própria do algoritmo BFS <text:span text:style-name="T13">(</text:span>bread<text:span text:style-name="T13">th</text:span> first search<text:span text:style-name="T13">), ou busca em largura em grafos, para determinar <text:s/>a menor distância entre o vértice em que o player se encontra e a saída. </text:span></text:p>
      <text:p text:style-name="P35"/>
      <text:p text:style-name="P31">O BFS gera uma lista de nós de árvore que representa um subconjunto da árvore BFS que seria gerada por um BFS padrão, a diferença é que assim que se encontra o nó que representa a saída o algoritmo para de gerar a árvore. Para guardar esses nós de árvore usamos um struct próprio chamado node_tree. Caso não seja possível, porém, alcançar a saída o BFS gera a árvore BFS completa com todos os nós alcançáveis. </text:p>
      <text:p text:style-name="P35"/>
      <text:p text:style-name="P31">Assim, com essa lista de nós de árvore gerada, já sabemos se o player pode ganhar ou não. Caso ele possa ganhar a lista de nós da árvore BFS é percorrida e apenas os nós necessários para que o jogador ganhe são mantidos, em seguida retornamos essa lista. Porém, caso o player não possa ganhar esse processo não é realizado e a lista é retornada vazia.</text:p>
      <text:p text:style-name="P36"/>
      <text:p text:style-name="P32">Esse processo é repetido para cada player e agora temos acesso as listas de nós que devem ser seguida para que cada player ganhe e quais jogadores podem de fato ganhar.</text:p>
      <text:p text:style-name="P32">Assim, caso nenhum jogador possa ganhar o programa já se encerra e o jogo não é simulado. </text:p>
      <text:p text:style-name="P32"/>
      <text:p text:style-name="P33">Caso seja exista pelomenos um player que possa ganhar simulados o jogo. Utilizamos uma fila de prioridade da biblioteca STL combinado a um struct player info, com método de comparação próprio, para decidir a ordem de jogada dos players durante a simulação e para guardar as informações relevantes. </text:p>
      <text:p text:style-name="P35"/>
      <text:p text:style-name="P34">Durante a simulação, uma fila de prioridade é esvaziada e recriada a toda rodada para definir quem joga baseado nas informações já descritas na introdução. Cada rodada consiste em, respeitando a ordem gerada, tirar elemento por elemento da lista de movimentos necessários para um player ganhar até que uma delas fique vazia e assim descubramos o vencedor. Por fim, o programa se encerra. É importante ressaltar que a simulação considera apenas players que possam ganhar. </text:p>
      <text:p text:style-name="P37"/>
      <text:p text:style-name="P38">Obs: Sabemos que simular o jogo não é necessário para se determinar o vencedor e que outras lógicas mais simples poderiam ter sido usadas visando versões otimizadas do problema. Por exemplo, considerar a última jogada de cada jogador e o tamanho do último pulo seria suficiente para determinar o <text:soft-page-break/>vencedor, porém décimos por implementar a simulação completa do jogo passo a passo. </text:p>
      <text:p text:style-name="P5"/>
      <text:p text:style-name="P49"><text:span text:style-name="T38"><text:tab/></text:span><text:span text:style-name="T17">3. Instruções de compilação e execução</text:span></text:p>
      <text:p text:style-name="P6">O trabalho pode ser compilado no linux utilizando-se o com o comando "make" enquanto dentro do <text:span text:style-name="T1">domínio</text:span> da pasta <text:span text:style-name="T14">principal</text:span>. O comando make gera o executável "tp<text:span text:style-name="T14">1</text:span>". Para rodar o <text:span text:style-name="T1">executável</text:span> digitar "./tp<text:span text:style-name="T14">1 arquivo_entrada</text:span>" no terminal enquanto no <text:span text:style-name="T2">domínio</text:span> que o <text:span text:style-name="T2">executável</text:span> se encontra, <text:span text:style-name="T14">lembrando-se de se passar o caminho para o arquivo de entrada como parâmetro.</text:span></text:p>
      <text:p text:style-name="P47"><text:span text:style-name="T38"><text:tab/></text:span><text:span text:style-name="T17">4. An</text:span><text:span text:style-name="T18">á</text:span><text:span text:style-name="T17">lise de complexidade</text:span></text:p>
      <text:p text:style-name="P7">Assim, como separamos a explicação separaremos a análise de complexidade para em cada pedaço do código para facilitar a análise, consideraremos a análise em função das entradas N e M:</text:p>
      <text:p text:style-name="P10">Pegar entradas:</text:p>
      <text:p text:style-name="P8"><text:tab/><text:span text:style-name="T4">Pior e melhor caso(espaço):</text:span><text:span text:style-name="T19"> N*M para armazenar a matriz, mais constante k outras informações.</text:span></text:p>
      <text:p text:style-name="P8"><text:tab/>- <text:span text:style-name="T20">N*M + k = O(N*M)</text:span></text:p>
      <text:p text:style-name="P39">Gerar o grafo:</text:p>
      <text:p text:style-name="P12"><text:span text:style-name="T8"><text:tab/></text:span><text:span text:style-name="T19">Pior e melhor caso(espaço):</text:span><text:span text:style-name="T8"> </text:span><text:span text:style-name="T9">N*M para mudança de formato do tabuleiro, mais N*M ponteiros para lista de adjacência, N*M listas de entre 0 e 4, no melhor caso N*M listas de tamanho “0”, no pior caso adotaremos 4 possíveis movimentos para todos os vértices para simplificar a análise, apesar de sabermos que os elementos das extremidades da matriz não poderem ter 4 movimentos possíveis, assim N*M listas de tamanho 4. Ambos mais constante K.</text:span></text:p>
      <text:p text:style-name="P42"><text:tab/>- Melhor caso: N*M + N*M + 0*N*M + k = O(N*M)</text:p>
      <text:p text:style-name="P42"><text:tab/>- Pior caso: N*M + N*M + 4*N*M + k = O(N*M)</text:p>
      <text:p text:style-name="P9"><text:tab/><text:span text:style-name="T4">Pior e melhor caso(tempo)</text:span><text:span text:style-name="T19">: N*M para mudança de formato, N*M*1*4 comparações para checar e gerar os movimentos possíveis:</text:span></text:p>
      <text:p text:style-name="P9"><text:tab/>- <text:span text:style-name="T21">N*M + 4*N*M = O(N*M)</text:span></text:p>
      <text:p text:style-name="P40">Rodar o BFS:</text:p>
      <text:p text:style-name="P15"><text:tab/><text:span text:style-name="T22">Consideraremos o número de jogadores uma constante “p”.</text:span></text:p>
      <text:p text:style-name="P13"><text:span text:style-name="T8"><text:tab/></text:span><text:span text:style-name="T19">Pior caso(espaço):</text:span><text:span text:style-name="T8"> </text:span><text:span text:style-name="T10">N*M para mudança de formato, mais N*M para matrix que define se o vértice já foi descoberto, no pior caso o jogador não ganha por isso teremos que percorrer todas as listas de adjacência geradas e adicionar elas na lista de nós de árvore BFS, logo mais 4*N*M como determinado anteriormente, a função termina, mais constante.</text:span></text:p>
      <text:p text:style-name="P43"><text:tab/>- N*M + N*M + 4*N*M + k = O(N*M)</text:p>
      <text:p text:style-name="P43"><text:soft-page-break/><text:tab/>- repetimos para todos os players: p * O(N*M) = O(N*M)</text:p>
      <text:p text:style-name="P14"><text:span text:style-name="T8"><text:tab/></text:span><text:span text:style-name="T22">Melhor caso(espaço):</text:span><text:span text:style-name="T8"> </text:span><text:span text:style-name="T10">N*M para mudança de formato, mais N*M para matrix que define se o vértice já foi descoberto, no melhor caso </text:span><text:span text:style-name="T11">a saída é encontrada imediatamente, mais <text:s/>logo:</text:span></text:p>
      <text:p text:style-name="P44"><text:tab/>- N*M + N*M + k = O(N*M) </text:p>
      <text:p text:style-name="P16"><text:tab/><text:span text:style-name="T22">- repetimos para todos os players: p * O(N*M) = O(N*M)</text:span></text:p>
      <text:p text:style-name="P14"><text:span text:style-name="T8"><text:tab/></text:span><text:span text:style-name="T19">Pior e melhor caso(tempo):</text:span><text:span text:style-name="T8"> </text:span><text:span text:style-name="T11">a análise de tempo é </text:span><text:span text:style-name="T12">da mesma ordem da de espaço, seguindo a lógica apresentada</text:span></text:p>
      <text:p text:style-name="P45"><text:tab/>- O(N*M)</text:p>
      <text:p text:style-name="P41">Simular o jogo:</text:p>
      <text:p text:style-name="P17"><text:tab/><text:span text:style-name="T5">Melhor caso(tempo e espaço):</text:span><text:span text:style-name="T23"> nó melhor caso o jogo não é simulado.</text:span></text:p>
      <text:p text:style-name="P17"><text:tab/><text:span text:style-name="T5">Pior caso(tempo):</text:span><text:span text:style-name="T23"> os jogadores precisam percorrer todos os vértices do grafo para chegar na saída, assim a simulação teria ordem de O(N+M)</text:span></text:p>
      <text:p text:style-name="P17"><text:tab/><text:span text:style-name="T6">Pior caso(espaço):</text:span><text:span text:style-name="T24"> apenas a memória de duas filas é alocada, ou seja, O(1)</text:span></text:p>
      <text:p text:style-name="P17"/>
      <text:p text:style-name="P11">Programa como todo:</text:p>
      <text:p text:style-name="P18"><text:tab/><text:span text:style-name="T24">Considerando todas as complexidades analisadas anteriormente, temos complexidade</text:span><text:span text:style-name="T3"> O(N*M) tanto para tempo quanto para espaço em todos os casos.</text:span></text:p>
      <text:p text:style-name="P18"/>
      <text:p text:style-name="P21"><text:span text:style-name="T16"><text:tab/>5</text:span><text:span text:style-name="T15">. A</text:span><text:span text:style-name="T16">valiação experimental</text:span></text:p>
      <text:p text:style-name="P46"/>
      <text:p text:style-name="P25"><text:span text:style-name="T38">A avaliação experimental foi gerada utilizando um jupyter notebook e u</text:span><text:span text:style-name="T46">m</text:span><text:span text:style-name="T38"> PDF com os gráficos e </text:span><text:span text:style-name="T46">detalhes considerados foi</text:span><text:span text:style-name="T38"> gerado </text:span><text:span text:style-name="T46">e se encontra no mesmo diretório dessa documentação em “analise_experimental.pdf”. O código .sh e gerador de entradas randômicas, juntamente com o notebook utilizado se encontram no diretório “/experimental” para eventual consulta se necessário. </text:span></text:p>
      <text:p text:style-name="P26"><text:span text:style-name="T46">A</text:span><text:span text:style-name="T38">lém disso, como explicado anteriormente, um jogo sem vencedores </text:span><text:span text:style-name="T47">é o pior caso para a busca do BFS o que aumenta seu tempo de execução. Porém a simulação do jogo não ocorre.</text:span></text:p>
      <text:p text:style-name="P28"><text:span text:style-name="T38"><text:tab/></text:span><text:span text:style-name="T17">5. Conclusão</text:span></text:p>
      <text:p text:style-name="P27"><text:span text:style-name="T48">Com o trabalho que desenvolvi é </text:span><text:span text:style-name="T49">possível</text:span><text:span text:style-name="T48"> se resolver </text:span><text:span text:style-name="T50">o problema</text:span><text:span text:style-name="T48"> propostos nas especificações. </text:span><text:span text:style-name="T49">As implementações são autorais e não foram consultados códigos de terceiros. Por fim, todos os cuidados foram tomados com a manipulação das memória.</text:span></text:p>
      <text:p text:style-name="P29"><text:soft-page-break/><text:span text:style-name="T51"><text:s/></text:span><text:span text:style-name="T48"><text:tab/></text:span></text:p>
      <text:p text:style-name="P50">6. Bibliografia</text:p>
      <text:p text:style-name="P24"><text:span text:style-name="T23">P</text:span>ara a confecção desse trabalho <text:span text:style-name="T23">foi utilizado o material</text:span> apresentado <text:span text:style-name="T23">em aul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31T20:48:08.750000000</dc:date>
    <meta:editing-duration>PT2H45M34S</meta:editing-duration>
    <meta:editing-cycles>43</meta:editing-cycles>
    <meta:generator>LibreOffice/6.1.0.3$Windows_X86_64 LibreOffice_project/efb621ed25068d70781dc026f7e9c5187a4decd1</meta:generator>
    <meta:document-statistic meta:table-count="0" meta:image-count="0" meta:object-count="0" meta:page-count="5" meta:paragraph-count="55" meta:word-count="1476" meta:character-count="8878" meta:non-whitespace-character-count="7412"/>
  </office:meta>
</office:document-meta>
</file>